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left="0cm" fo:margin-right="0cm" fo:margin-top="0cm" fo:margin-bottom="0.344cm" style:contextual-spacing="false" fo:line-height="150%" fo:orphans="2" fo:widows="2" fo:text-indent="0cm" style:auto-text-indent="false"/>
      <style:text-properties fo:font-variant="normal" fo:text-transform="none" fo:color="#f8faff" loext:opacity="100%" style:font-name="DeepSeek-CJK-patch" fo:font-size="20.25pt" fo:letter-spacing="normal" fo:font-style="normal" fo:font-weight="normal"/>
    </style:style>
    <style:style style:name="P2" style:family="paragraph" style:parent-style-name="Heading_20_2">
      <style:paragraph-properties fo:margin-left="0cm" fo:margin-right="0cm" fo:margin-top="0.476cm" fo:margin-bottom="0.344cm" style:contextual-spacing="false" fo:line-height="150%" fo:orphans="2" fo:widows="2" fo:text-indent="0cm" style:auto-text-indent="false"/>
      <style:text-properties fo:font-variant="normal" fo:text-transform="none" fo:color="#f8faff" loext:opacity="100%" style:font-name="DeepSeek-CJK-patch" fo:font-size="16.5pt" fo:letter-spacing="normal" fo:font-style="normal" fo:font-weight="normal"/>
    </style:style>
    <style:style style:name="P3" style:family="paragraph" style:parent-style-name="Text_20_body">
      <style:paragraph-properties fo:margin-left="0cm" fo:margin-right="0cm" fo:margin-top="0.344cm" fo:margin-bottom="0.344cm" style:contextual-spacing="false" style:line-height-at-least="0.741cm" fo:orphans="2" fo:widows="2" fo:text-indent="0cm" style:auto-text-indent="fals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6" style:family="paragraph" style:parent-style-name="Text_20_body" style:list-style-name="L1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7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8" style:family="paragraph" style:parent-style-name="Text_20_body" style:list-style-name="L2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9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0" style:family="paragraph" style:parent-style-name="Text_20_body" style:list-style-name="L3">
      <style:paragraph-properties fo:margin-left="0cm" fo:margin-right="0cm" fo:margin-top="0cm" fo:margin-bottom="0.106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11" style:family="paragraph" style:parent-style-name="Text_20_body" style:list-style-name="L3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12" style:family="paragraph" style:parent-style-name="Text_20_body" style:list-style-name="L4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13" style:family="paragraph" style:parent-style-name="Text_20_body" style:list-style-name="L4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4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</style:style>
    <style:style style:name="P15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orphans="2" fo:widows="2" fo:text-indent="0cm" style:auto-text-indent="false" fo:padding="0cm" fo:border="non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P16" style:family="paragraph" style:parent-style-name="Text_20_body">
      <style:paragraph-properties fo:margin-left="0cm" fo:margin-right="0cm" fo:margin-top="0.344cm" fo:margin-bottom="0cm" style:contextual-spacing="false" style:line-height-at-least="0.741cm" fo:orphans="2" fo:widows="2" fo:text-indent="0cm" style:auto-text-indent="false"/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T1" style:family="text">
      <style:text-properties fo:font-variant="normal" fo:text-transform="none" fo:color="#f8faff" loext:opacity="100%" style:font-name="DeepSeek-CJK-patch" fo:font-size="12pt" fo:letter-spacing="normal" fo:font-style="normal" fo:font-weight="normal"/>
    </style:style>
    <style:style style:name="T2" style:family="text">
      <style:text-properties fo:font-variant="normal" fo:text-transform="none" fo:color="#f8faff" loext:opacity="100%" fo:font-family="Menlo, 'Roboto Mono', 'Courier New', Courier, monospace, Inter, sans-serif" fo:font-size="12pt" fo:letter-spacing="normal" fo:font-style="normal" fo:font-weight="bold" fo:background-color="#424242" loext:char-shading-value="0" loext:padding="0cm" loext:border="none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tividade de Estatística II: Correlação e Regressão Linear em R</text:h>
      <text:h text:style-name="P2" text:outline-level="2">Objetivo:</text:h>
      <text:p text:style-name="P3">Esta atividade tem como objetivo praticar os conceitos de correlação e regressão linear usando R, com base no dataset de imóveis apresentado nos materiais de estudo.</text:p>
      <text:h text:style-name="P2" text:outline-level="2">Dataset:</text:h>
      <text:p text:style-name="P3">Utilizaremos o mesmo dataset "imoveiscwbav" que contém informações sobre 541 imóveis, incluindo preço e características.</text:p>
      <text:h text:style-name="P2" text:outline-level="2">Parte 1: Análise de Correlação</text:h>
      <text:list text:style-name="L1">
        <text:list-item>
          <text:p text:style-name="P4">Carregue o dataset "imoveiscwbav.RData" no R.</text:p>
        </text:list-item>
        <text:list-item>
          <text:p text:style-name="P5"><text:span text:style-name="T1">Examine a estrutura do dataset usando a função </text:span><text:span text:style-name="Source_20_Text"><text:span text:style-name="T2">str()</text:span></text:span><text:span text:style-name="T1">.</text:span></text:p>
        </text:list-item>
        <text:list-item>
          <text:p text:style-name="P4">Selecione as seguintes variáveis para análise: "price", "parea", "tarea", "rooms", "bathroom".</text:p>
        </text:list-item>
        <text:list-item>
          <text:p text:style-name="P5"><text:span text:style-name="T1">Calcule a matriz de correlação entre essas variáveis usando </text:span><text:span text:style-name="Source_20_Text"><text:span text:style-name="T2">cor()</text:span></text:span><text:span text:style-name="T1"> com a opção </text:span><text:span text:style-name="Source_20_Text"><text:span text:style-name="T2">use = "complete"</text:span></text:span><text:span text:style-name="T1">.</text:span></text:p>
        </text:list-item>
        <text:list-item>
          <text:p text:style-name="P6">Interprete os resultados:</text:p>
          <text:list>
            <text:list-item>
              <text:p text:style-name="P4"><text:s/>Qual variável tem a maior correlação com o preço?</text:p>
            </text:list-item>
          </text:list>
        </text:list-item>
      </text:list>
      <text:h text:style-name="P2" text:outline-level="2">Parte 2: Modelo de Regressão Linear</text:h>
      <text:list text:style-name="L2">
        <text:list-item>
          <text:p text:style-name="P7">Crie um novo objeto chamado "dados" contendo o dataset original.</text:p>
        </text:list-item>
        <text:list-item>
          <text:p text:style-name="P8">Estime um modelo de regressão linear onde:</text:p>
          <text:list>
            <text:list-item>
              <text:p text:style-name="P7">Variável dependente: logaritmo natural do preço (log(price))</text:p>
            </text:list-item>
            <text:list-item>
              <text:p text:style-name="P7">Variáveis independentes: parea, tarea, rooms, bathroom</text:p>
            </text:list-item>
          </text:list>
        </text:list-item>
        <text:list-item>
          <text:p text:style-name="P9"><text:span text:style-name="T1">Use a função </text:span><text:span text:style-name="Source_20_Text"><text:span text:style-name="T2">summary()</text:span></text:span><text:span text:style-name="T1"> para examinar os resultados.</text:span></text:p>
        </text:list-item>
        <text:list-item>
          <text:p text:style-name="P8"><text:soft-page-break/>Responda:</text:p>
          <text:list>
            <text:list-item>
              <text:p text:style-name="P7">Qual é o R² ajustado do modelo? O que isso significa?</text:p>
            </text:list-item>
            <text:list-item>
              <text:p text:style-name="P7">Quais variáveis são estatisticamente significativas a 5%?</text:p>
            </text:list-item>
            <text:list-item>
              <text:p text:style-name="P7">Interprete o coeficiente da variável "parea" (o que significa um aumento de 1 unidade em parea?).</text:p>
            </text:list-item>
          </text:list>
        </text:list-item>
        <text:list-item>
          <text:p text:style-name="P9"><text:span text:style-name="T1">Calcule os intervalos de confiança de 95% para os coeficientes usando </text:span><text:span text:style-name="Source_20_Text"><text:span text:style-name="T2">confint()</text:span></text:span><text:span text:style-name="T1">.</text:span></text:p>
        </text:list-item>
      </text:list>
      <text:h text:style-name="P2" text:outline-level="2">Parte 3: Análise Comparativa</text:h>
      <text:list text:style-name="L3">
        <text:list-item>
          <text:p text:style-name="P10">Compare os resultados da matriz de correlação com os coeficientes da regressão:</text:p>
          <text:list>
            <text:list-item>
              <text:p text:style-name="P11">As variáveis com maior correlação são as mesmas que aparecem como mais significativas na regressão?</text:p>
            </text:list-item>
            <text:list-item>
              <text:p text:style-name="P11">Por que podemos observar diferenças?</text:p>
            </text:list-item>
          </text:list>
        </text:list-item>
      </text:list>
      <text:h text:style-name="P2" text:outline-level="2">Desafio Opcional:</text:h>
      <text:list text:style-name="L4">
        <text:list-item>
          <text:p text:style-name="P12">Crie um novo modelo adicionando uma variável de interação entre "rooms" e "bathroom".</text:p>
        </text:list-item>
        <text:list-item>
          <text:p text:style-name="P13"><text:span text:style-name="T1">Compare este novo modelo com o anterior usando </text:span><text:span text:style-name="Source_20_Text"><text:span text:style-name="T2">anova()</text:span></text:span><text:span text:style-name="T1">.</text:span></text:p>
        </text:list-item>
        <text:list-item>
          <text:p text:style-name="P12">Plote os resíduos do modelo contra os valores ajustados para verificar padrões.</text:p>
        </text:list-item>
      </text:list>
      <text:h text:style-name="P2" text:outline-level="2">Dicas:</text:h>
      <text:list text:style-name="L5">
        <text:list-item>
          <text:p text:style-name="P14"><text:span text:style-name="T1">Use </text:span><text:span text:style-name="Source_20_Text"><text:span text:style-name="T2">?function</text:span></text:span><text:span text:style-name="T1"> para obter ajuda sobre qualquer função do R que não conheça bem</text:span></text:p>
        </text:list-item>
        <text:list-item>
          <text:p text:style-name="P15">Lembre-se de verificar sempre os pressupostos do modelo linear</text:p>
        </text:list-item>
        <text:list-item>
          <text:p text:style-name="P15">Documente seu código com comentários explicativos</text:p>
        </text:list-item>
      </text:list>
      <text:h text:style-name="P2" text:outline-level="2">Entrega:</text:h>
      <text:p text:style-name="P16">Crie um script R com todas as análises realizadas e um breve relatório (em comentários no próprio script ou em um documento separado) com as respostas às perguntas e suas interpretações dos resultado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epSeek-CJK-patch" svg:font-family="DeepSeek-CJK-patch, Inter, system-ui, apple-system, BlinkMacSystemFont, 'Segoe UI', Roboto, 'Noto Sans', Ubuntu, Cantarell, 'Helvetica Neue', Oxygen, 'Open Sans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style:rfc-language-tag="es-419" fo:language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style:rfc-language-tag="es-419" fo:language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4T16:08:23.936017600</meta:creation-date>
    <dc:date>2025-05-14T17:11:27.327424800</dc:date>
    <meta:editing-duration>PT4M54S</meta:editing-duration>
    <meta:editing-cycles>1</meta:editing-cycles>
    <meta:document-statistic meta:table-count="0" meta:image-count="0" meta:object-count="0" meta:page-count="2" meta:paragraph-count="37" meta:word-count="365" meta:character-count="2279" meta:non-whitespace-character-count="1976"/>
    <meta:generator>LibreOffice/25.2.3.2$Windows_X86_64 LibreOffice_project/bbb074479178df812d175f709636b368952c2ce3</meta:generator>
  </office:meta>
</office:document-meta>
</file>